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officeooo:rsid="0012b1ee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0"/><text:span text:style-name="T4"><text:s/></text:span><text:span text:style-name="T2">ASSIGNMENT-3</text:span></text:p>
      <text:p text:style-name="Standard"/>
      <text:p text:style-name="P1">1)Does ANSI recognize the data type date?</text:p>
      <text:p text:style-name="P1"/>
      <text:p text:style-name="P1">Ans= No.</text:p>
      <text:p text:style-name="P1"/>
      <text:p text:style-name="P1">2)Which subdivision of SQL is used to insert values in tables?</text:p>
      <text:p text:style-name="P1"/>
      <text:p text:style-name="P1">Ans= <text:span text:style-name="T3">DML- </text:span>Data manipulation langua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27:49.561015454</meta:creation-date>
    <dc:date>2023-09-11T21:29:05.871891918</dc:date>
    <meta:editing-duration>PT1M16S</meta:editing-duration>
    <meta:editing-cycles>1</meta:editing-cycles>
    <meta:document-statistic meta:table-count="0" meta:image-count="0" meta:object-count="0" meta:page-count="1" meta:paragraph-count="5" meta:word-count="26" meta:character-count="211" meta:non-whitespace-character-count="139"/>
    <meta:generator>LibreOffice/7.3.7.2$Linux_X86_64 LibreOffice_project/30$Build-2</meta:generator>
  </office:meta>
</office:document-meta>
</file>